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0958333333333cm" style:use-optimal-column-width="true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10.662708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04333333333333cm" style:use-optimal-column-width="true"/>
    </style:style>
    <style:style style:name="co6" style:family="table-column">
      <style:table-column-properties fo:break-before="auto" style:column-width="0.3175cm"/>
    </style:style>
    <style:style style:name="co7" style:family="table-column">
      <style:table-column-properties fo:break-before="auto" style:column-width="10.6891666666667cm" style:use-optimal-column-width="true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6.93208333333333cm" style:use-optimal-column-width="true"/>
    </style:style>
    <style:style style:name="co10" style:family="table-column">
      <style:table-column-properties fo:break-before="auto" style:column-width="5.52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bra_Mi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Us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wling &amp; Strain-Relief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unting Libra to Cowling &amp; Replace Motor-Screws for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X-Carri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Spac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mbilical PCB to Mounting Plate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Orbiter_v2_0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Where 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wling &amp; Strain-Relief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biter to Cowling &amp; Strain-Relief to X-Carri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Spac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mbilical PCB to Mounting Plate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Sherpa_Micro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Motor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cro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Motor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Sherpa_Mini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eplace Motor Mount Screw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ni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TBG-Lite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30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 for PTFE-Hol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GB-Lite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F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Top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Bottom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Vz-Hextrudort_Low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z-Hextrudort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Orbiter_v1_5" table:style-name="ta3">
        <table:table-column table:style-name="co1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Where 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wling &amp; Strain-Relief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place Motor Mount Scr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biter to Cowling &amp; Strain-Relief to X-Carri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Spac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tom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tomSpacers to X-Carriag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tom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mbilical PCB to Mounting Plate &amp; BottomSpacers to X-Carriage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Apus" table:style-name="ta3">
        <table:table-column table:style-name="co4" table:number-columns-repeated="16384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Where 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wl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pus to Cowl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X-Carriag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place Motor Screw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acob Großstück</meta:initial-creator>
    <dc:creator>Jacob Großstück</dc:creator>
    <meta:creation-date>2023-02-23T17:52:16Z</meta:creation-date>
    <dc:date>2023-02-28T12:25:23Z</dc:date>
  </office:meta>
</office:document-meta>
</file>